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6f8a7" officeooo:paragraph-rsid="0016f8a7"/>
    </style:style>
    <style:style style:name="P2" style:family="paragraph" style:parent-style-name="Text_20_body">
      <style:text-properties fo:font-style="normal" officeooo:rsid="0016f8a7" officeooo:paragraph-rsid="0016f8a7" style:font-style-asian="normal" style:font-style-complex="normal"/>
    </style:style>
    <style:style style:name="P3" style:family="paragraph" style:parent-style-name="Text_20_body">
      <style:text-properties fo:font-style="normal" officeooo:rsid="0019cdc4" officeooo:paragraph-rsid="0019cdc4" style:font-style-asian="normal" style:font-style-complex="normal"/>
    </style:style>
    <style:style style:name="P4" style:family="paragraph" style:parent-style-name="Text_20_body">
      <style:text-properties fo:font-style="normal" officeooo:rsid="001a761a" officeooo:paragraph-rsid="001a761a" style:font-style-asian="normal" style:font-style-complex="normal"/>
    </style:style>
    <style:style style:name="P5" style:family="paragraph" style:parent-style-name="Text_20_body">
      <style:text-properties fo:font-style="normal" fo:font-weight="bold" officeooo:rsid="0019cdc4" officeooo:paragraph-rsid="0019cdc4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officeooo:paragraph-rsid="0016f8a7"/>
    </style:style>
    <style:style style:name="T1" style:family="text">
      <style:text-properties officeooo:rsid="0016f8a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2fde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a761a" style:font-style-asian="italic" style:font-weight-asian="normal" style:font-style-complex="italic" style:font-weight-complex="normal"/>
    </style:style>
    <style:style style:name="T6" style:family="text">
      <style:text-properties fo:font-style="italic" fo:font-weight="bold" officeooo:rsid="0016f8a7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ee4b1" style:font-style-asian="normal" style:font-style-complex="normal"/>
    </style:style>
    <style:style style:name="T9" style:family="text">
      <style:text-properties fo:font-style="normal" fo:font-weight="bold" officeooo:rsid="0016f8a7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ee4b1" style:font-style-asian="normal" style:font-weight-asian="bold" style:font-style-complex="normal" style:font-weight-complex="bold"/>
    </style:style>
    <style:style style:name="T11" style:family="text">
      <style:text-properties style:text-position="super 58%"/>
    </style:style>
    <style:style style:name="T12" style:family="text">
      <style:text-properties style:text-position="super 58%" fo:font-style="normal" style:font-style-asian="normal" style:font-style-complex="normal"/>
    </style:style>
    <style:style style:name="T13" style:family="text">
      <style:text-properties style:text-position="super 58%" fo:font-weight="normal" style:font-weight-asian="normal" style:font-weight-complex="normal"/>
    </style:style>
    <style:style style:name="T14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a761a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6f8a7" style:font-weight-asian="bold" style:font-weight-complex="bold"/>
    </style:style>
    <style:style style:name="T19" style:family="text">
      <style:text-properties style:text-position="0% 100%" fo:font-weight="normal" style:font-weight-asian="normal" style:font-weight-complex="normal"/>
    </style:style>
    <style:style style:name="T20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officeooo:rsid="001d2f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 – <text:span text:style-name="T1">Oxford, Bodleian Library, Digby 23</text:span> <text:span text:style-name="T1">(S.C. 1624)</text:span></text:p>
      <text:p text:style-name="P6"><text:span text:style-name="T18">Source de la notice : Maria Careri, Christine Ruby, Ian Short, avec la collab. de Terry Nixon et Patricia Stirnemann, </text:span><text:span text:style-name="T6">Livres et écritures en français et en occitan au XIIe siècle : Catalogue illustré</text:span><text:span text:style-name="T9">, Rome, 2011, cat. 57, p. 126.</text:span></text:p>
      <text:p text:style-name="P1">Recueil factice :</text:p>
      <text:p text:style-name="P1">I : Calcidius, <text:span text:style-name="T2">Timaeus Platonis</text:span><text:span text:style-name="T7"> (XII</text:span><text:span text:style-name="T12">1/2</text:span><text:span text:style-name="T7">, France ?). Ex-libris de la fin du XIIIe siècle : « Liber ecclesie Sancte Marie de Oseneya, ex legato magistri Henrici</text:span><text:span text:style-name="T10"> de Langeleya »</text:span><text:span text:style-name="T8">.</text:span></text:p>
      <text:p text:style-name="P2">II : XII<text:span text:style-name="T11">1/2</text:span> ? Angleterre, <text:span text:style-name="T3">Chanson de Roland</text:span><text:span text:style-name="T21"> en laisses décasyllabiques</text:span></text:p>
      <text:p text:style-name="P3">72 fol. 1<text:span text:style-name="T11">8</text:span>-9<text:span text:style-name="T11">8</text:span>. Petit format : 170x115 ; justif. 138X95 ; 1 col. de 27-29 l. ; m. int. 10, m. ext. 10, m. sup. 16, m. inf. 16 (f. 29). Réglure à la pointe sèche.</text:p>
      <text:p text:style-name="P5">Écriture : <text:span text:style-name="T15">écriture de module irrégulier qui ne suit pas toujours la ligne de réglure et créé un effet de désordre sur la page ; le copiste semble plus à l’aise quand il utilise un module plus petit (Parkes 1991, p. 76) ; lettres en bâton ; lettres et mots bien détachés ; peu de </text:span><text:span text:style-name="T4">d</text:span><text:span text:style-name="T15"> droits, </text:span><text:span text:style-name="T4">d</text:span><text:span text:style-name="T15"> à courte haste arrondie et </text:span><text:span text:style-name="T4">d</text:span><text:span text:style-name="T15"> arrondi recourbé ; -</text:span><text:span text:style-name="T4">s</text:span><text:span text:style-name="T15"> droit ; </text:span><text:span text:style-name="T4">g</text:span><text:span text:style-name="T15"> à queue ouverte ; </text:span><text:span text:style-name="T4">e</text:span><text:span text:style-name="T15"> avec un point d’attaque à gauche ; </text:span><text:span text:style-name="T4">r</text:span><text:span text:style-name="T15"> rond après </text:span><text:span text:style-name="T4">o</text:span><text:span text:style-name="T15"> (quelques </text:span><text:span text:style-name="T4">r</text:span><text:span text:style-name="T15"> droits) ; </text:span><text:span text:style-name="T4">7</text:span><text:span text:style-name="T15"> avec tête ondulée ; </text:span><text:span text:style-name="T4">z</text:span><text:span text:style-name="T15"> à aigrette ; -</text:span><text:span text:style-name="T4">e</text:span><text:span text:style-name="T15"> à trait de fuite ; </text:span><text:span text:style-name="T4">&amp; </text:span><text:span text:style-name="T15">; </text:span><text:span text:style-name="T4">ȩ </text:span><text:span text:style-name="T15">; tilde recourbé ; haste spatulée (parfois fourchée) ; quelques hampes et jambages crochetés ; monogramme</text:span><text:span text:style-name="T4"> de </text:span><text:span text:style-name="T15">; -</text:span><text:span text:style-name="T4">N</text:span><text:span text:style-name="T15"> et </text:span><text:span text:style-name="T4">-R</text:span><text:span text:style-name="T15"> en fin de ligne ; présence de corrections – </text:span>Accents :<text:span text:style-name="T15"> rares ; sur monosyllabes (</text:span><text:span text:style-name="T4">ú</text:span><text:span text:style-name="T15">) ; en contexte de jambages (</text:span><text:span text:style-name="T4">enclin</text:span><text:span text:style-name="T15">) à valeur phonétique (</text:span><text:span text:style-name="T4">ćó</text:span><text:span text:style-name="T15">, </text:span><text:span text:style-name="T4">íó </text:span><text:span text:style-name="T15">;</text:span><text:span text:style-name="T4"> có</text:span><text:span text:style-name="T15">, </text:span><text:span text:style-name="T4">ió</text:span><text:span text:style-name="T15">) ; hiatus ? </text:span><text:span text:style-name="T4">Moeríúm</text:span><text:span text:style-name="T15">, </text:span><text:span text:style-name="T4">aíe </text:span><text:span text:style-name="T15">; </text:span><text:span text:style-name="T4">u</text:span><text:span text:style-name="T14">7</text:span><text:span text:style-name="T4">r</text:span><text:span text:style-name="T15"> pour indiquer </text:span><text:span text:style-name="T4">vr</text:span><text:span text:style-name="T15"> (voir </text:span><text:span text:style-name="T4">Introduction</text:span><text:span text:style-name="T15">, §2.6.) - </text:span>Abréviations :<text:span text:style-name="T15"> voir Hasenohr 2002, p. 86.</text:span></text:p>
      <text:p text:style-name="P5">Mise en texte et décoration :<text:span text:style-name="T15"> chaque vers terminé par un point métrique ; initiale rouge de début de texte sur 2 UR, peu décorée ; initiale sur 1 ou 2 UR (une seule fois verte au fol. 39) pour chaque début de laisse ; initiale de vers détachée dans une colonnette. </text:span>Ponctuation :<text:span text:style-name="T15"> point métrique ; quelques cas isolés de point syntaxique (ex. au fol. 26V = v. 1447).</text:span></text:p>
      <text:p text:style-name="P5">Scripta <text:span text:style-name="T15">: anglo-normande, mais moins archaïque que l’</text:span><text:span text:style-name="T4">Alexis</text:span><text:span text:style-name="T15"> (cat. 27), ou que le Psautier d’Oxford (cat. 60), et plus proche du Psautier d’Eadwine (cf. cat. 13).</text:span></text:p>
      <text:p text:style-name="P5">Notes :<text:span text:style-name="T15"> manuscrit </text:span><text:span text:style-name="T4">sui generis </text:span><text:span text:style-name="T15">; écriture malaisée à classer et à dater par manque de moyens de confrontation. Le seul manuscrit littéraire qui pourrait servir de point de comparaison est le </text:span><text:span text:style-name="T4">Brendan</text:span><text:span text:style-name="T15"> de Cologny-Genève (cat. 18) ; l’écriture de ces deux témoins présente des caractères spécifiques (traits en bâton et peu de courbes), liés peut-être aux habitudes acquises lors de la transcription sur tablettes de cire. </text:span><text:span text:style-name="T16">Parkes 1991 parle d’une écriture de glose, mais celle du Digby 23 manque de finesse et semble trop rigide et maladroite. L’origine du manuscrit du </text:span><text:span text:style-name="T5">Roland</text:span><text:span text:style-name="T16"> d’Oxford a donné lieu à bien des conjectures. Tout ce que l’on en sait est que le </text:span><text:span text:style-name="T5">Timaeus</text:span><text:span text:style-name="T16"> appartenait à l’abbaye d’Oseney (chanoines augustins), à Oxford, dès 1268 ; et qu’en 1622, déjà relié avec le </text:span><text:span text:style-name="T5">Roland</text:span><text:span text:style-name="T16">, il faisait partie de la collection de Thomas Allen, dont la bibliothèque passa, en 1632, à Sir Kennelm Digby, qui la présenta à la Bodléienne en 1634. Sur Henri de Langley, qui a légué le ms. à l'abbaye d'Oseney avant 1268, voir Short 1973, p. 231.</text:span></text:p>
      <text:p text:style-name="P4"><text:soft-page-break/><text:span text:style-name="T17">Bibliographie: </text:span><text:span text:style-name="T15">éd. Short 2005b; C. Segre - M. Tyssens, Genève, 1989 [</text:span><text:span text:style-name="T4">TLF</text:span><text:span text:style-name="T15"> 368]. Cf. Dean n</text:span><text:span text:style-name="T13">o </text:span><text:span text:style-name="T19">76; </text:span><text:span text:style-name="T20">Inv.</text:span><text:span text:style-name="T19"> n</text:span><text:span text:style-name="T13">o </text:span><text:span text:style-name="T19">4001; </text:span><text:span text:style-name="T20">DLF</text:span><text:span text:style-name="T19">, p. 1299; Samaran 1933; Marichal 1970; Parkes 1991, p. 71-89; Ciaralli 1998. Facsimilé: http://image.ox.ac.uk/show?collection=bodleian&amp;manuscript=msdigby23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bold" style:font-size-asian="28pt" style:font-weight-asian="bold" style:font-size-complex="28pt" style:font-weight-complex="6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9:42:05.698808267</meta:creation-date>
    <dc:date>2016-12-15T19:33:21.131604329</dc:date>
    <meta:editing-duration>PT7H2M56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2" meta:paragraph-count="11" meta:word-count="615" meta:character-count="3426" meta:non-whitespace-character-count="2820"/>
  </office:meta>
</office:document-meta>
</file>